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9d476" draw:textarea-horizontal-align="justify" draw:textarea-vertical-align="middle" draw:auto-grow-height="false" fo:min-height="6.608cm" fo:min-width="32.52cm" draw:shadow="hidden"/>
    </style:style>
    <style:style style:name="gr2" style:family="graphic" style:parent-style-name="standard">
      <style:graphic-properties draw:stroke="none" svg:stroke-opacity="0%" draw:fill-color="#dfed88" draw:textarea-horizontal-align="justify" draw:textarea-vertical-align="middle" draw:auto-grow-height="false" fo:min-height="5.084cm" fo:min-width="32.52cm"/>
    </style:style>
    <style:style style:name="gr3" style:family="graphic" style:parent-style-name="standard">
      <style:graphic-properties draw:stroke="none" svg:stroke-opacity="0%" draw:fill-color="#a6e5bc" draw:textarea-horizontal-align="justify" draw:textarea-vertical-align="middle" draw:auto-grow-height="false" fo:min-height="5.338cm" fo:min-width="32.52cm"/>
    </style:style>
    <style:style style:name="gr4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852cm" fo:min-width="7.445cm" fo:padding-top="0.125cm" fo:padding-bottom="0.125cm" fo:padding-left="0.25cm" fo:padding-right="0.25cm" fo:wrap-option="wrap" draw:shadow="visible"/>
      <style:paragraph-properties style:writing-mode="lr-tb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/>
      <style:paragraph-properties style:writing-mode="lr-tb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2.991cm" fo:min-width="0.17cm" fo:padding-top="0.125cm" fo:padding-bottom="0.125cm" fo:padding-left="0.25cm" fo:padding-right="0.25cm" fo:wrap-option="wrap" draw:shadow="visible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091cm" fo:min-width="6.777cm" fo:padding-top="0.127cm" fo:padding-bottom="0.127cm" fo:padding-left="0.254cm" fo:padding-right="0.254cm" fo:wrap-option="wrap" draw:shadow="hidden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9d476"/>
      <style:paragraph-properties fo:text-align="center"/>
    </style:style>
    <style:style style:name="P2" style:family="paragraph">
      <loext:graphic-properties draw:fill-color="#dfed88"/>
      <style:paragraph-properties fo:text-align="center"/>
    </style:style>
    <style:style style:name="P3" style:family="paragraph">
      <loext:graphic-properties draw:fill-color="#a6e5b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style-name="gr1" draw:text-style-name="P1" draw:layer="layout" svg:width="33.02cm" svg:height="6.858cm" svg:x="0.254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02cm" svg:height="5.334cm" svg:x="0.254cm" svg:y="5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3.02cm" svg:height="5.588cm" svg:x="0.254cm" svg:y="0.254cm">
          <text:p/>
          <draw:enhanced-geometry svg:viewBox="0 0 21600 21600" draw:type="rectangle" draw:enhanced-path="M 0 0 L 21600 0 21600 21600 0 21600 0 0 Z N"/>
        </draw:custom-shape>
        <draw:custom-shape draw:name="Rectangle: Rounded Corners 3" draw:style-name="gr4" draw:text-style-name="P6" draw:layer="layout" svg:width="8.171cm" svg:height="2.328cm" svg:x="14.163cm" svg:y="4.819cm">
          <text:p text:style-name="P4"><text:span text:style-name="T1">MicroService Maven Project</text:span></text:p>
          <text:p text:style-name="P5"><text:span text:style-name="T2">- Quarkus Plugin</text:span></text:p>
          <text:p text:style-name="P5"><text:span text:style-name="T2">- dsa2jaxrs-maven-plugi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4" draw:style-name="gr5" draw:text-style-name="P6" draw:layer="layout" svg:width="5.615cm" svg:height="1.165cm" svg:x="11.412cm" svg:y="10.67cm">
          <text:p text:style-name="P4"><text:span text:style-name="T1">Docker ima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5" draw:style-name="gr5" draw:text-style-name="P6" draw:layer="layout" svg:width="6.738cm" svg:height="1.252cm" svg:x="18.159cm" svg:y="10.592cm">
          <text:p text:style-name="P4"><text:span text:style-name="T1">Kubernetes descrip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6" draw:style-name="gr6" draw:text-style-name="P6" draw:layer="layout" svg:width="7.429cm" svg:height="1.489cm" svg:x="13.952cm" svg:y="15.529cm">
          <text:p text:style-name="P4"><text:span text:style-name="T1">Kubernetes Contai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7" draw:text-style-name="P7" draw:layer="layout" svg:width="8.773cm" svg:height="1.609cm" svg:x="18.664cm" svg:y="1.524cm">
          <text:p text:style-name="P5"><text:span text:style-name="T3">Maven CLI</text:span></text:p>
          <text:p text:style-name="P5"><text:span text:style-name="T4">- ads-microservice-arche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Down 11" draw:style-name="gr8" draw:text-style-name="P8" draw:layer="layout" svg:width="1.338cm" svg:height="3.575cm" svg:x="17.192cm" svg:y="1.01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: Rounded Corners 14" draw:style-name="gr5" draw:text-style-name="P6" draw:layer="layout" svg:width="6.198cm" svg:height="1.425cm" svg:x="4.978cm" svg:y="5.179cm">
          <text:p text:style-name="P4"><text:span text:style-name="T1">Decision Service Archiv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row: Down 18" draw:style-name="gr9" draw:text-style-name="P8" draw:layer="layout" svg:width="1.338cm" svg:height="1.813cm" svg:x="17.018cm" svg:y="8.09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Down 22" draw:style-name="gr9" draw:text-style-name="P8" draw:layer="layout" svg:width="1.338cm" svg:height="1.813cm" svg:x="17cm" svg:y="12.95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style-name="gr10" draw:text-style-name="P9" draw:layer="layout" svg:width="1.016cm" svg:height="1.016cm" svg:x="0.762cm" svg:y="0.508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016cm" svg:height="1.016cm" svg:x="0.508cm" svg:y="8.312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016cm" svg:height="1.016cm" svg:x="0.508cm" svg:y="12.954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8_0" draw:style-name="gr11" draw:text-style-name="P7" draw:layer="layout" svg:width="3.947cm" svg:height="1.017cm" svg:x="18.524cm" svg:y="7.909cm">
          <text:p text:style-name="P5"><text:span text:style-name="T3">Maven 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7.62cm" svg:height="0.962cm" svg:x="1.778cm" svg:y="0.562cm">
          <draw:text-box>
            <text:p><text:span text:style-name="T5">Generate project</text:span></text:p>
          </draw:text-box>
        </draw:frame>
        <draw:frame draw:style-name="gr13" draw:text-style-name="P11" draw:layer="layout" svg:width="6.35cm" svg:height="0.839cm" svg:x="1.778cm" svg:y="8.489cm">
          <draw:text-box>
            <text:p><text:span text:style-name="T6">Build</text:span></text:p>
          </draw:text-box>
        </draw:frame>
        <draw:frame draw:style-name="gr14" draw:text-style-name="P11" draw:layer="layout" svg:width="6.35cm" svg:height="1.27cm" svg:x="1.778cm" svg:y="12.954cm">
          <draw:text-box>
            <text:p><text:span text:style-name="T6">Deploy </text:span></text:p>
          </draw:text-box>
        </draw:frame>
        <draw:line draw:style-name="gr15" draw:text-style-name="P12" draw:layer="layout" svg:x1="11.176cm" svg:y1="5.588cm" svg:x2="14.163cm" svg:y2="5.588cm">
          <text:p/>
        </draw:line>
        <draw:custom-shape draw:name="TextBox 8_1" draw:style-name="gr16" draw:text-style-name="P7" draw:layer="layout" svg:width="3.947cm" svg:height="1.017cm" svg:x="18.524cm" svg:y="7.909cm">
          <text:p text:style-name="P5"><text:span text:style-name="T3">Maven 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2" draw:style-name="gr17" draw:text-style-name="P7" draw:layer="layout" svg:width="9.398cm" svg:height="1.017cm" svg:x="18.542cm" svg:y="12.954cm">
          <text:p text:style-name="P5"><text:span text:style-name="T3">Maven or kubec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6_0" draw:style-name="gr18" draw:text-style-name="P6" draw:layer="layout" svg:width="7.429cm" svg:height="1.489cm" svg:x="14.478cm" svg:y="15.24cm">
          <text:p text:style-name="P4"><text:span text:style-name="T1">Kubernetes Contai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6-16">6/16/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PowerPoint Presentation</dc:title>
    <meta:editing-cycles>78</meta:editing-cycles>
    <meta:creation-date>2022-05-19T15:33:16</meta:creation-date>
    <dc:date>2022-06-16T10:25:04.977491287</dc:date>
    <meta:editing-duration>PT46M36S</meta:editing-duration>
    <meta:generator>LibreOffice/6.4.7.2$Linux_X86_64 LibreOffice_project/40$Build-2</meta:generator>
    <meta:document-statistic meta:object-count="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